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D000002CBE7474055.jpg" manifest:media-type="image/jpeg"/>
  <manifest:file-entry manifest:full-path="Pictures/100000000000042F0000032521A9447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23cm" svg:x="1cm" svg:y="6.608cm">
          <draw:image xlink:href="Pictures/100000000000042F0000032521A9447B.jpg" xlink:type="simple" xlink:show="embed" xlink:actuate="onLoad">
            <text:p/>
          </draw:image>
        </draw:frame>
        <draw:custom-shape draw:style-name="gr2" draw:text-style-name="P1" draw:layer="layout" svg:width="2.667cm" svg:height="0.635cm" svg:x="7.731cm" svg:y="8.4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49cm" svg:height="0.916cm" svg:x="14.531cm" svg:y="8.46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2.273cm" svg:height="19.589cm" svg:x="1.129cm" svg:y="0.99cm">
          <draw:image xlink:href="Pictures/100000000000032D000002CBE7474055.jpg" xlink:type="simple" xlink:show="embed" xlink:actuate="onLoad">
            <text:p/>
          </draw:image>
        </draw:frame>
        <draw:custom-shape draw:style-name="gr3" draw:text-style-name="P1" draw:layer="layout" svg:width="3.937cm" svg:height="0.508cm" svg:x="2.1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34cm" svg:height="1.143cm" svg:x="13.643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18T08:43:35.636799000</dc:date>
    <dc:creator>Tara Athan</dc:creator>
    <meta:generator>LibreOffice/4.2.5.2$MacOSX_x86 LibreOffice_project/61cb170a04bb1f12e77c884eab9192be736ec5f5</meta:generator>
    <meta:editing-duration>P0D</meta:editing-duration>
    <meta:editing-cycles>1</meta:editing-cycles>
    <meta:document-statistic meta:object-count="6"/>
  </office:meta>
</office:document-meta>
</file>